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Oq8H7RreglpwtjSA2O7rt7mwcHtb3y0zyP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9:05:48.620990044</meta:creation-date>
    <dc:date>2022-02-10T19:10:21.831506587</dc:date>
    <meta:editing-duration>PT4M3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